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59136" calcext:value-type="float">
            <text:p>35.75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016" calcext:value-type="float">
            <text:p>35.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202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2016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2015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53752" calcext:value-type="float">
            <text:p>35.3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8552" calcext:value-type="float">
            <text:p>35.65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37216" calcext:value-type="float">
            <text:p>35.63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201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11664" calcext:value-type="float">
            <text:p>35.41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201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1352" calcext:value-type="float">
            <text:p>35.20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8408" calcext:value-type="float">
            <text:p>35.26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11792" calcext:value-type="float">
            <text:p>34.9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200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3672" calcext:value-type="float">
            <text:p>34.71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200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200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1192" calcext:value-type="float">
            <text:p>33.92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200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9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2256" calcext:value-type="float">
            <text:p>34.0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9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9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9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9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9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8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8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56" calcext:value-type="float">
            <text:p>33.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8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8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8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8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7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7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7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7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7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7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7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7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6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6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6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6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6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4616" calcext:value-type="float">
            <text:p>30.0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0128" calcext:value-type="float">
            <text:p>29.9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3701</text:p>
          </table:table-cell>
          <table:table-cell office:value-type="string" calcext:value-type="string">
            <text:p>196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8" meta:object-count="0"/>
    <meta:user-defined meta:name="AppVersion">3.0</meta:user-defined>
  </office:meta>
</office:document-meta>
</file>